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4.718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table:shapes>
          <draw:frame draw:z-index="0" draw:style-name="gr1" draw:text-style-name="P1" svg:width="34.002cm" svg:height="18.435cm" svg:x="4.105cm" svg:y="3.479cm">
            <draw:object draw:notify-on-update-of-ranges="benchmarks.A2:benchmarks.A2 benchmarks.A3:benchmarks.A6 benchmarks.B2:benchmarks.B2 benchmarks.B3:benchmarks.B6 benchmarks.C2:benchmarks.C2 benchmarks.C3:benchmarks.C6 benchmarks.D2:benchmarks.D2 benchmarks.D3:benchmarks.D6 benchmarks.E2:benchmarks.E2 benchmarks.E3:benchmarks.E6 benchmarks.F2:benchmarks.F2 benchmarks.F3:benchmarks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ES-128-ECB</text:p>
          </table:table-cell>
          <table:table-cell office:value-type="string" calcext:value-type="string">
            <text:p>AES-128-CBC</text:p>
          </table:table-cell>
          <table:table-cell office:value-type="string" calcext:value-type="string">
            <text:p>AES-128-CFB</text:p>
          </table:table-cell>
          <table:table-cell office:value-type="string" calcext:value-type="string">
            <text:p>AES-128-OFB</text:p>
          </table:table-cell>
          <table:table-cell office:value-type="string" calcext:value-type="string">
            <text:p>AES-128-CTR</text:p>
          </table:table-cell>
        </table:table-row>
        <table:table-row table:style-name="ro1">
          <table:table-cell office:value-type="string" calcext:value-type="string">
            <text:p>texts/pan-tadeusz-x1.txt</text:p>
          </table:table-cell>
          <table:table-cell office:value-type="float" office:value="0.0043950080871582" calcext:value-type="float">
            <text:p>0,0043950080871582</text:p>
          </table:table-cell>
          <table:table-cell office:value-type="float" office:value="0.00323486328125" calcext:value-type="float">
            <text:p>0,00323486328125</text:p>
          </table:table-cell>
          <table:table-cell office:value-type="float" office:value="0.0452308654785156" calcext:value-type="float">
            <text:p>0,0452308654785156</text:p>
          </table:table-cell>
          <table:table-cell office:value-type="float" office:value="0.00295186042785645" calcext:value-type="float">
            <text:p>0,00295186042785645</text:p>
          </table:table-cell>
          <table:table-cell office:value-type="float" office:value="0.0108325481414795" calcext:value-type="float">
            <text:p>0,0108325481414795</text:p>
          </table:table-cell>
        </table:table-row>
        <table:table-row table:style-name="ro1">
          <table:table-cell office:value-type="string" calcext:value-type="string">
            <text:p>texts/pan-tadeusz-x20.txt</text:p>
          </table:table-cell>
          <table:table-cell office:value-type="float" office:value="0.0960698127746582" calcext:value-type="float">
            <text:p>0,0960698127746582</text:p>
          </table:table-cell>
          <table:table-cell office:value-type="float" office:value="0.0711925029754639" calcext:value-type="float">
            <text:p>0,0711925029754639</text:p>
          </table:table-cell>
          <table:table-cell office:value-type="float" office:value="0.947090148925781" calcext:value-type="float">
            <text:p>0,947090148925781</text:p>
          </table:table-cell>
          <table:table-cell office:value-type="float" office:value="0.0726397037506104" calcext:value-type="float">
            <text:p>0,0726397037506104</text:p>
          </table:table-cell>
          <table:table-cell office:value-type="float" office:value="0.186285495758057" calcext:value-type="float">
            <text:p>0,186285495758057</text:p>
          </table:table-cell>
        </table:table-row>
        <table:table-row table:style-name="ro1">
          <table:table-cell office:value-type="string" calcext:value-type="string">
            <text:p>texts/pan-tadeusz-x200.txt</text:p>
          </table:table-cell>
          <table:table-cell office:value-type="float" office:value="0.985217332839966" calcext:value-type="float">
            <text:p>0,985217332839966</text:p>
          </table:table-cell>
          <table:table-cell office:value-type="float" office:value="0.980508327484131" calcext:value-type="float">
            <text:p>0,980508327484131</text:p>
          </table:table-cell>
          <table:table-cell office:value-type="float" office:value="8.91247606277466" calcext:value-type="float">
            <text:p>8,91247606277466</text:p>
          </table:table-cell>
          <table:table-cell office:value-type="float" office:value="0.734102487564087" calcext:value-type="float">
            <text:p>0,734102487564087</text:p>
          </table:table-cell>
          <table:table-cell office:value-type="float" office:value="1.88343095779419" calcext:value-type="float">
            <text:p>1,88343095779419</text:p>
          </table:table-cell>
        </table:table-row>
        <table:table-row table:style-name="ro1">
          <table:table-cell office:value-type="string" calcext:value-type="string">
            <text:p>texts/pan-tadeusz-x2000.txt</text:p>
          </table:table-cell>
          <table:table-cell office:value-type="float" office:value="9.84192538261414" calcext:value-type="float">
            <text:p>9,84192538261414</text:p>
          </table:table-cell>
          <table:table-cell office:value-type="float" office:value="7.97019839286804" calcext:value-type="float">
            <text:p>7,97019839286804</text:p>
          </table:table-cell>
          <table:table-cell office:value-type="float" office:value="95.0391802787781" calcext:value-type="float">
            <text:p>95,0391802787781</text:p>
          </table:table-cell>
          <table:table-cell office:value-type="float" office:value="8.69815945625305" calcext:value-type="float">
            <text:p>8,69815945625305</text:p>
          </table:table-cell>
          <table:table-cell office:value-type="float" office:value="18.862282037735" calcext:value-type="float">
            <text:p>18,86228203773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texts/pan-tadeusz-x1.txt</text:p>
          </table:table-cell>
          <table:table-cell office:value-type="string" calcext:value-type="string">
            <text:p>texts/pan-tadeusz-x20.txt</text:p>
          </table:table-cell>
          <table:table-cell office:value-type="string" calcext:value-type="string">
            <text:p>texts/pan-tadeusz-x200.txt</text:p>
          </table:table-cell>
          <table:table-cell office:value-type="string" calcext:value-type="string">
            <text:p>texts/pan-tadeusz-x2000.txt</text:p>
          </table:table-cell>
          <table:table-cell/>
        </table:table-row>
        <table:table-row table:style-name="ro1">
          <table:table-cell office:value-type="string" calcext:value-type="string">
            <text:p>AES-128-ECB</text:p>
          </table:table-cell>
          <table:table-cell office:value-type="float" office:value="0.0043950080871582" calcext:value-type="float">
            <text:p>0,0043950080871582</text:p>
          </table:table-cell>
          <table:table-cell office:value-type="float" office:value="0.0960698127746582" calcext:value-type="float">
            <text:p>0,0960698127746582</text:p>
          </table:table-cell>
          <table:table-cell office:value-type="float" office:value="0.985217332839966" calcext:value-type="float">
            <text:p>0,985217332839966</text:p>
          </table:table-cell>
          <table:table-cell office:value-type="float" office:value="9.84192538261414" calcext:value-type="float">
            <text:p>9,84192538261414</text:p>
          </table:table-cell>
          <table:table-cell/>
        </table:table-row>
        <table:table-row table:style-name="ro1">
          <table:table-cell office:value-type="string" calcext:value-type="string">
            <text:p>AES-128-CBC</text:p>
          </table:table-cell>
          <table:table-cell office:value-type="float" office:value="0.00323486328125" calcext:value-type="float">
            <text:p>0,00323486328125</text:p>
          </table:table-cell>
          <table:table-cell office:value-type="float" office:value="0.0711925029754639" calcext:value-type="float">
            <text:p>0,0711925029754639</text:p>
          </table:table-cell>
          <table:table-cell office:value-type="float" office:value="0.980508327484131" calcext:value-type="float">
            <text:p>0,980508327484131</text:p>
          </table:table-cell>
          <table:table-cell office:value-type="float" office:value="7.97019839286804" calcext:value-type="float">
            <text:p>7,97019839286804</text:p>
          </table:table-cell>
          <table:table-cell/>
        </table:table-row>
        <table:table-row table:style-name="ro1">
          <table:table-cell office:value-type="string" calcext:value-type="string">
            <text:p>AES-128-CFB</text:p>
          </table:table-cell>
          <table:table-cell office:value-type="float" office:value="0.0452308654785156" calcext:value-type="float">
            <text:p>0,0452308654785156</text:p>
          </table:table-cell>
          <table:table-cell office:value-type="float" office:value="0.947090148925781" calcext:value-type="float">
            <text:p>0,947090148925781</text:p>
          </table:table-cell>
          <table:table-cell office:value-type="float" office:value="8.91247606277466" calcext:value-type="float">
            <text:p>8,91247606277466</text:p>
          </table:table-cell>
          <table:table-cell office:value-type="float" office:value="95.0391802787781" calcext:value-type="float">
            <text:p>95,0391802787781</text:p>
          </table:table-cell>
          <table:table-cell/>
        </table:table-row>
        <table:table-row table:style-name="ro1">
          <table:table-cell office:value-type="string" calcext:value-type="string">
            <text:p>AES-128-OFB</text:p>
          </table:table-cell>
          <table:table-cell office:value-type="float" office:value="0.00295186042785645" calcext:value-type="float">
            <text:p>0,00295186042785645</text:p>
          </table:table-cell>
          <table:table-cell office:value-type="float" office:value="0.0726397037506104" calcext:value-type="float">
            <text:p>0,0726397037506104</text:p>
          </table:table-cell>
          <table:table-cell office:value-type="float" office:value="0.734102487564087" calcext:value-type="float">
            <text:p>0,734102487564087</text:p>
          </table:table-cell>
          <table:table-cell office:value-type="float" office:value="8.69815945625305" calcext:value-type="float">
            <text:p>8,69815945625305</text:p>
          </table:table-cell>
          <table:table-cell/>
        </table:table-row>
        <table:table-row table:style-name="ro1">
          <table:table-cell office:value-type="string" calcext:value-type="string">
            <text:p>AES-128-CTR</text:p>
          </table:table-cell>
          <table:table-cell office:value-type="float" office:value="0.0108325481414795" calcext:value-type="float">
            <text:p>0,0108325481414795</text:p>
          </table:table-cell>
          <table:table-cell office:value-type="float" office:value="0.186285495758057" calcext:value-type="float">
            <text:p>0,186285495758057</text:p>
          </table:table-cell>
          <table:table-cell office:value-type="float" office:value="1.88343095779419" calcext:value-type="float">
            <text:p>1,88343095779419</text:p>
          </table:table-cell>
          <table:table-cell office:value-type="float" office:value="18.862282037735" calcext:value-type="float">
            <text:p>18,8622820377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6T18:25:18.271196858</dc:date>
    <meta:editing-duration>PT7M1S</meta:editing-duration>
    <meta:editing-cycles>1</meta:editing-cycles>
    <meta:document-statistic meta:table-count="1" meta:cell-count="60" meta:object-count="1"/>
    <meta:generator>LibreOffice/7.2.5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003cm" svg:height="18.436cm" xlink:href=".." xlink:type="simple" chart:class="chart:bar" chart:style-name="ch1">
        <chart:title svg:x="11.414cm" svg:y="0.504cm" chart:style-name="ch2">
          <text:p>Czas szyfrowania danych poszczególnymi algorytmami</text:p>
        </chart:title>
        <chart:legend chart:legend-position="end" svg:x="31.052cm" svg:y="7.923cm" style:legend-expansion="high" chart:style-name="ch3"/>
        <chart:plot-area chart:style-name="ch4" table:cell-range-address="benchmarks.A2:benchmarks.F6" chart:data-source-has-labels="both" svg:x="0.68cm" svg:y="1.651cm" svg:width="29.692cm" svg:height="15.436cm">
          <chart:coordinate-region svg:x="5.032cm" svg:y="1.651cm" svg:width="24.876cm" svg:height="14.789cm"/>
          <chart:axis chart:dimension="x" chart:name="primary-x" chart:style-name="ch5" chartooo:axis-type="auto">
            <chartooo:date-scale/>
            <chart:categories table:cell-range-address="benchmarks.A3:benchmarks.A6"/>
          </chart:axis>
          <chart:axis chart:dimension="y" chart:name="primary-y" chart:style-name="ch6">
            <chart:title svg:x="15.31cm" svg:y="17.455cm" chart:style-name="ch7">
              <text:p>[s]</text:p>
            </chart:title>
            <chart:grid chart:style-name="ch8" chart:class="major"/>
          </chart:axis>
          <chart:series chart:style-name="ch9" chart:values-cell-range-address="benchmarks.B3:benchmarks.B6" chart:label-cell-address="benchmarks.B2:benchmarks.B2" chart:class="chart:bar">
            <chart:data-point chart:repeated="4"/>
          </chart:series>
          <chart:series chart:style-name="ch10" chart:values-cell-range-address="benchmarks.C3:benchmarks.C6" chart:label-cell-address="benchmarks.C2:benchmarks.C2" chart:class="chart:bar">
            <chart:data-point chart:repeated="4"/>
          </chart:series>
          <chart:series chart:style-name="ch11" chart:values-cell-range-address="benchmarks.D3:benchmarks.D6" chart:label-cell-address="benchmarks.D2:benchmarks.D2" chart:class="chart:bar">
            <chart:data-point chart:repeated="4"/>
          </chart:series>
          <chart:series chart:style-name="ch12" chart:values-cell-range-address="benchmarks.E3:benchmarks.E6" chart:label-cell-address="benchmarks.E2:benchmarks.E2" chart:class="chart:bar">
            <chart:data-point chart:repeated="4"/>
          </chart:series>
          <chart:series chart:style-name="ch13" chart:values-cell-range-address="benchmarks.F3:benchmarks.F6" chart:label-cell-address="benchmarks.F2:benchmarks.F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ES-128-ECB</text:p>
                <draw:g>
                  <svg:desc>benchmarks.B2:benchmarks.B2</svg:desc>
                </draw:g>
              </table:table-cell>
              <table:table-cell office:value-type="string">
                <text:p>AES-128-CBC</text:p>
                <draw:g>
                  <svg:desc>benchmarks.C2:benchmarks.C2</svg:desc>
                </draw:g>
              </table:table-cell>
              <table:table-cell office:value-type="string">
                <text:p>AES-128-CFB</text:p>
                <draw:g>
                  <svg:desc>benchmarks.D2:benchmarks.D2</svg:desc>
                </draw:g>
              </table:table-cell>
              <table:table-cell office:value-type="string">
                <text:p>AES-128-OFB</text:p>
                <draw:g>
                  <svg:desc>benchmarks.E2:benchmarks.E2</svg:desc>
                </draw:g>
              </table:table-cell>
              <table:table-cell office:value-type="string">
                <text:p>AES-128-CTR</text:p>
                <draw:g>
                  <svg:desc>benchmarks.F2:benchmark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xts/pan-tadeusz-x1.txt</text:p>
                <draw:g>
                  <svg:desc>benchmarks.A3:benchmarks.A6</svg:desc>
                </draw:g>
              </table:table-cell>
              <table:table-cell office:value-type="float" office:value="0.0043950080871582">
                <text:p>0.0043950080871582</text:p>
                <draw:g>
                  <svg:desc>benchmarks.B3:benchmarks.B6</svg:desc>
                </draw:g>
              </table:table-cell>
              <table:table-cell office:value-type="float" office:value="0.00323486328125">
                <text:p>0.00323486328125</text:p>
                <draw:g>
                  <svg:desc>benchmarks.C3:benchmarks.C6</svg:desc>
                </draw:g>
              </table:table-cell>
              <table:table-cell office:value-type="float" office:value="0.0452308654785156">
                <text:p>0.0452308654785156</text:p>
                <draw:g>
                  <svg:desc>benchmarks.D3:benchmarks.D6</svg:desc>
                </draw:g>
              </table:table-cell>
              <table:table-cell office:value-type="float" office:value="0.00295186042785645">
                <text:p>0.00295186042785645</text:p>
                <draw:g>
                  <svg:desc>benchmarks.E3:benchmarks.E6</svg:desc>
                </draw:g>
              </table:table-cell>
              <table:table-cell office:value-type="float" office:value="0.0108325481414795">
                <text:p>0.0108325481414795</text:p>
                <draw:g>
                  <svg:desc>benchmarks.F3:benchmarks.F6</svg:desc>
                </draw:g>
              </table:table-cell>
            </table:table-row>
            <table:table-row>
              <table:table-cell office:value-type="string">
                <text:p>texts/pan-tadeusz-x20.txt</text:p>
              </table:table-cell>
              <table:table-cell office:value-type="float" office:value="0.0960698127746582">
                <text:p>0.0960698127746582</text:p>
              </table:table-cell>
              <table:table-cell office:value-type="float" office:value="0.0711925029754639">
                <text:p>0.0711925029754639</text:p>
              </table:table-cell>
              <table:table-cell office:value-type="float" office:value="0.947090148925781">
                <text:p>0.947090148925781</text:p>
              </table:table-cell>
              <table:table-cell office:value-type="float" office:value="0.0726397037506104">
                <text:p>0.0726397037506104</text:p>
              </table:table-cell>
              <table:table-cell office:value-type="float" office:value="0.186285495758057">
                <text:p>0.186285495758057</text:p>
              </table:table-cell>
            </table:table-row>
            <table:table-row>
              <table:table-cell office:value-type="string">
                <text:p>texts/pan-tadeusz-x200.txt</text:p>
              </table:table-cell>
              <table:table-cell office:value-type="float" office:value="0.985217332839966">
                <text:p>0.985217332839966</text:p>
              </table:table-cell>
              <table:table-cell office:value-type="float" office:value="0.980508327484131">
                <text:p>0.980508327484131</text:p>
              </table:table-cell>
              <table:table-cell office:value-type="float" office:value="8.91247606277466">
                <text:p>8.91247606277466</text:p>
              </table:table-cell>
              <table:table-cell office:value-type="float" office:value="0.734102487564087">
                <text:p>0.734102487564087</text:p>
              </table:table-cell>
              <table:table-cell office:value-type="float" office:value="1.88343095779419">
                <text:p>1.88343095779419</text:p>
              </table:table-cell>
            </table:table-row>
            <table:table-row>
              <table:table-cell office:value-type="string">
                <text:p>texts/pan-tadeusz-x2000.txt</text:p>
              </table:table-cell>
              <table:table-cell office:value-type="float" office:value="9.84192538261414">
                <text:p>9.84192538261414</text:p>
              </table:table-cell>
              <table:table-cell office:value-type="float" office:value="7.97019839286804">
                <text:p>7.97019839286804</text:p>
              </table:table-cell>
              <table:table-cell office:value-type="float" office:value="95.0391802787781">
                <text:p>95.0391802787781</text:p>
              </table:table-cell>
              <table:table-cell office:value-type="float" office:value="8.69815945625305">
                <text:p>8.69815945625305</text:p>
              </table:table-cell>
              <table:table-cell office:value-type="float" office:value="18.862282037735">
                <text:p>18.862282037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